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2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udy</text:p>
          </table:table-cell>
          <table:table-cell office:value-type="string" calcext:value-type="string">
            <text:p>Straightforward subjects</text:p>
          </table:table-cell>
          <table:table-cell office:value-type="string" calcext:value-type="string">
            <text:p>Oblique subjects</text:p>
          </table:table-cell>
          <table:table-cell table:number-columns-repeated="2" office:value-type="string" calcext:value-type="string">
            <text:p>Applications in game develop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structur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iscrete mathematic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utomata &amp; formal languag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alysis of algorithm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5:46:52.976007095</meta:creation-date>
    <dc:date>2024-10-29T16:29:28.731103076</dc:date>
    <meta:editing-duration>PT32M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